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fill-color="#94476b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3cm" fo:min-width="15.6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3cm" fo:min-width="1.871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4.244cm" svg:height="1.443cm" svg:x="1.452cm" svg:y="3.159cm">
          <text:p text:style-name="P1"><text:span text:style-name="T1">Insert row into</text:span></text:p>
          <text:p text:style-name="P1"><text:span text:style-name="T2">tbl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.244cm" svg:height="1.443cm" svg:x="7.139cm" svg:y="3.584cm">
          <text:p text:style-name="P1"><text:span text:style-name="T1">Update </text:span><text:span text:style-name="T2">tblmeasurement</text:span><text:span text:style-name="T1"> </text:span></text:p>
          <text:p text:style-name="P1"><text:span text:style-name="T1">Lastmodified 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244cm" svg:height="1.443cm" svg:x="1.452cm" svg:y="5.027cm">
          <text:p text:style-name="P1"><text:span text:style-name="T1">Insert multiple rows into</text:span></text:p>
          <text:p text:style-name="P1"><text:span text:style-name="T2">tbl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244cm" svg:height="1.443cm" svg:x="1.452cm" svg:y="6.894cm">
          <text:p text:style-name="P1"><text:span text:style-name="T1">Create vmeasurement </text:span><text:span text:style-name="T1"><text:line-break/></text:span><text:span text:style-name="T1">row <text:s/>using</text:span></text:p>
          <text:p text:style-name="P1"><text:span text:style-name="T2">createnewvmeasureme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4.244cm" svg:height="1.443cm" svg:x="1.452cm" svg:y="14.704cm">
          <text:p text:style-name="P1"><text:span text:style-name="T1">Add new notes using</text:span></text:p>
          <text:p text:style-name="P1"><text:span text:style-name="T2">addreadingno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4.244cm" svg:height="1.443cm" svg:x="7.139cm" svg:y="7.234cm">
          <text:p text:style-name="P1"><text:span text:style-name="T2">createnewvmeasurement()</text:span></text:p>
          <text:p text:style-name="P1"><text:span text:style-name="T1">inserts row into </text:span><text:span text:style-name="T1"><text:line-break/></text:span><text:span text:style-name="T2">tblv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4.244cm" svg:height="1.443cm" svg:x="12.571cm" svg:y="8.168cm">
          <text:p text:style-name="P2"><text:span text:style-name="T2">vmeasurementmodified-</text:span><text:span text:style-name="T2"><text:line-break/></text:span><text:span text:style-name="T2">trigg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4.244cm" svg:height="1.443cm" svg:x="12.571cm" svg:y="9.865cm">
          <text:p text:style-name="P1"><text:span text:style-name="T2">CreateMetaCach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4.245cm" svg:height="1.443cm" svg:x="17.494cm" svg:y="11.054cm">
          <text:p text:style-name="P1"><text:span text:style-name="T2">getvmeasurement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4.318cm" svg:height="1.443cm" svg:x="17.458cm" svg:y="13.232cm">
          <text:p text:style-name="P1"><text:span text:style-name="T2">Qappvmeasurementreading-</text:span><text:span text:style-name="T2"><text:line-break/></text:span><text:span text:style-name="T2">result() </text:span><text:span text:style-name="T1">inserts into </text:span></text:p>
          <text:p text:style-name="P1"><text:span text:style-name="T2">tblvmeasurementreading-</text:span><text:span text:style-name="T2"><text:line-break/></text:span><text:span text:style-name="T2">resul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.574cm" svg:y1="4.602cm" svg:x2="3.574cm" svg:y2="5.027cm" draw:start-shape="id1" draw:start-glue-point="2" draw:end-shape="id2" draw:end-glue-point="0" svg:d="m3574 4602v425">
          <text:p/>
        </draw:connector>
        <draw:connector draw:style-name="gr5" draw:text-style-name="P3" draw:layer="layout" svg:x1="5.696cm" svg:y1="3.88cm" svg:x2="7.139cm" svg:y2="4.305cm" draw:start-shape="id1" draw:start-glue-point="1" draw:end-shape="id3" svg:d="m5696 3880h722v425h721">
          <text:p/>
        </draw:connector>
        <draw:connector draw:style-name="gr5" draw:text-style-name="P3" draw:layer="layout" svg:x1="3.574cm" svg:y1="6.47cm" svg:x2="3.574cm" svg:y2="6.894cm" draw:start-shape="id2" draw:start-glue-point="2" draw:end-shape="id4" draw:end-glue-point="0" svg:d="m3574 6470v424">
          <text:p/>
        </draw:connector>
        <draw:connector draw:style-name="gr5" draw:text-style-name="P3" draw:layer="layout" svg:x1="5.696cm" svg:y1="7.615cm" svg:x2="7.139cm" svg:y2="7.955cm" draw:start-shape="id4" draw:start-glue-point="1" draw:end-shape="id5" draw:end-glue-point="3" svg:d="m5696 7615h722v340h721">
          <text:p/>
        </draw:connector>
        <draw:connector draw:style-name="gr5" draw:text-style-name="P3" draw:layer="layout" svg:x1="11.383cm" svg:y1="7.955cm" svg:x2="12.571cm" svg:y2="8.889cm" draw:start-shape="id5" draw:start-glue-point="1" draw:end-shape="id6" draw:end-glue-point="3" svg:d="m11383 7955h594v934h594">
          <text:p/>
        </draw:connector>
        <draw:connector draw:style-name="gr5" draw:text-style-name="P3" draw:layer="layout" svg:x1="14.693cm" svg:y1="9.611cm" svg:x2="14.693cm" svg:y2="9.865cm" draw:start-shape="id6" draw:start-glue-point="2" draw:end-shape="id7" draw:end-glue-point="0" svg:d="m14693 9611v254">
          <text:p/>
        </draw:connector>
        <draw:connector draw:style-name="gr5" draw:text-style-name="P3" draw:layer="layout" svg:x1="16.815cm" svg:y1="10.586cm" svg:x2="19.616cm" svg:y2="11.054cm" draw:start-shape="id7" draw:start-glue-point="1" draw:end-shape="id8" draw:end-glue-point="0" svg:d="m16815 10586h2801v468">
          <text:p/>
        </draw:connector>
        <draw:connector draw:style-name="gr5" draw:text-style-name="P3" draw:layer="layout" svg:x1="19.616cm" svg:y1="12.497cm" svg:x2="19.617cm" svg:y2="13.232cm" draw:start-shape="id8" draw:start-glue-point="2" draw:end-shape="id9" draw:end-glue-point="0" svg:d="m19616 12497v367h1v368">
          <text:p/>
        </draw:connector>
        <draw:custom-shape draw:style-name="gr3" draw:text-style-name="P1" xml:id="id10" draw:id="id10" draw:layer="layout" svg:width="4.242cm" svg:height="1.448cm" svg:x="22.285cm" svg:y="15.097cm">
          <text:p text:style-name="P1"><text:span text:style-name="T1">Insert row into</text:span></text:p>
          <text:p text:style-name="P1"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815cm" svg:y1="10.586cm" svg:x2="24.406cm" svg:y2="15.097cm" draw:start-shape="id7" draw:start-glue-point="1" draw:end-shape="id10" draw:end-glue-point="0" svg:d="m16815 10586h7591v4511">
          <text:p/>
        </draw:connector>
        <draw:custom-shape draw:style-name="gr3" draw:text-style-name="P4" xml:id="id11" draw:id="id11" draw:layer="layout" svg:width="4.244cm" svg:height="1.443cm" svg:x="22.283cm" svg:y="17.383cm">
          <text:p text:style-name="P4"><text:span text:style-name="T3">Calculate extra fields </text:span><text:span text:style-name="T3"><text:line-break/></text:span><text:span text:style-name="T3">data and insert into </text:span><text:span text:style-name="T3"><text:line-break/></text:span><text:span text:style-name="T2">tblvmeasurementmeta-</text:span><text:span text:style-name="T2"><text:line-break/></text:span><text:span text:style-name="T2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4.406cm" svg:y1="16.545cm" svg:x2="24.405cm" svg:y2="17.383cm" draw:start-shape="id10" draw:start-glue-point="2" draw:end-shape="id11" draw:end-glue-point="0" svg:d="m24406 16545v419h-1v419">
          <text:p/>
        </draw:connector>
        <draw:connector draw:style-name="gr5" draw:text-style-name="P3" draw:layer="layout" svg:x1="3.574cm" svg:y1="8.337cm" svg:x2="3.574cm" svg:y2="14.704cm" draw:start-shape="id4" draw:start-glue-point="2" draw:end-shape="id12" draw:end-glue-point="0" svg:d="m3574 8337v6367">
          <text:p/>
        </draw:connector>
        <draw:custom-shape draw:style-name="gr3" draw:text-style-name="P1" xml:id="id13" draw:id="id13" draw:layer="layout" svg:width="4.244cm" svg:height="1.443cm" svg:x="7.118cm" svg:y="15.599cm">
          <text:p text:style-name="P1"><text:span text:style-name="T2">addreadingnote()</text:span><text:span text:style-name="T2"><text:line-break/></text:span><text:span text:style-name="T3">inserts row into </text:span><text:span text:style-name="T2"><text:line-break/></text:span><text:span text:style-name="T2">tblvmeasurementrelyear-</text:span><text:span text:style-name="T2"><text:line-break/></text:span><text:span text:style-name="T2">reading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4.244cm" svg:height="1.443cm" svg:x="16.389cm" svg:y="17.042cm">
          <text:p text:style-name="P2"><text:span text:style-name="T2">VmeasurementRelYear-</text:span><text:span text:style-name="T2"><text:line-break/></text:span><text:span text:style-name="T2">NoteTrigger() </text:span><text:span text:style-name="T3">does error </text:span></text:p>
          <text:p text:style-name="P2"><text:span text:style-name="T3">checking on no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line-skew="0.054cm" svg:x1="5.696cm" svg:y1="15.425cm" svg:x2="7.118cm" svg:y2="16.32cm" draw:start-shape="id12" draw:start-glue-point="1" draw:end-shape="id13" draw:end-glue-point="3" svg:d="m5696 15425h765v895h657">
          <text:p/>
        </draw:connector>
        <draw:connector draw:style-name="gr5" draw:text-style-name="P3" draw:layer="layout" svg:x1="11.362cm" svg:y1="16.32cm" svg:x2="16.389cm" svg:y2="17.763cm" draw:start-shape="id13" draw:start-glue-point="1" draw:end-shape="id14" draw:end-glue-point="3" svg:d="m11362 16320h2514v1443h2513">
          <text:p/>
        </draw:connector>
        <draw:frame draw:style-name="gr6" draw:text-style-name="P5" draw:layer="layout" svg:width="14.62cm" svg:height="0.962cm" svg:x="1.239cm" svg:y="1.254cm">
          <draw:text-box>
            <text:p><text:span text:style-name="T4">Creating new measurement series</text:span></text:p>
          </draw:text-box>
        </draw:frame>
        <draw:custom-shape draw:style-name="gr1" draw:text-style-name="P4" draw:layer="layout" svg:width="2.846cm" svg:height="0.763cm" svg:x="23.681cm" svg:y="3.71cm">
          <text:p text:style-name="P4"><text:span text:style-name="T3">Webservice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26cm" svg:height="0.763cm" svg:x="23.681cm" svg:y="5.483cm">
          <text:p text:style-name="P1"><text:span text:style-name="T1">DB tri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46cm" svg:height="0.764cm" svg:x="23.681cm" svg:y="4.594cm">
          <text:p text:style-name="P4"><text:span text:style-name="T3">DB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26cm" svg:height="0.764cm" svg:x="23.681cm" svg:y="6.372cm">
          <text:p text:style-name="P4"><text:span text:style-name="T3">CPGDBJ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794cm" svg:height="0.962cm" svg:x="23.733cm" svg:y="2.578cm">
          <draw:text-box>
            <text:p text:style-name="P3"><text:span text:style-name="T5">Key</text:span> 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6T11:25:57</meta:creation-date>
    <dc:date>2011-10-26T16:14:48</dc:date>
    <meta:editing-duration>PT4H18M11S</meta:editing-duration>
    <meta:editing-cycles>5</meta:editing-cycles>
    <meta:generator>LibreOffice/3.4$Linux LibreOffice_project/340m1$Build-302</meta:generator>
    <meta:document-statistic meta:object-count="33"/>
  </office:meta>
</office:document-meta>
</file>